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17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17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17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17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15" style:family="paragraph">
      <style:text-properties fo:font-size="8pt" style:font-size-asian="8pt" style:font-size-complex="8pt"/>
    </style:style>
    <style:style style:name="P160" style:parent-style-name="TableContents" style:list-style-name="LFO15" style:family="paragraph">
      <style:text-properties fo:font-size="8pt" style:font-size-asian="8pt" style:font-size-complex="8pt"/>
    </style:style>
    <style:style style:name="P161" style:parent-style-name="TableContents" style:list-style-name="LFO15" style:family="paragraph">
      <style:text-properties fo:font-size="8pt" style:font-size-asian="8pt" style:font-size-complex="8pt"/>
    </style:style>
    <style:style style:name="P162" style:parent-style-name="TableContents" style:list-style-name="LFO15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13" style:family="paragraph">
      <style:text-properties fo:font-size="8pt" style:font-size-asian="8pt" style:font-size-complex="8pt"/>
    </style:style>
    <style:style style:name="P169" style:parent-style-name="TableContents" style:list-style-name="LFO13" style:family="paragraph">
      <style:text-properties fo:font-size="8pt" style:font-size-asian="8pt" style:font-size-complex="8pt"/>
    </style:style>
    <style:style style:name="P170" style:parent-style-name="TableContents" style:list-style-name="LFO11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list-style-name="LFO11" style:family="paragraph">
      <style:text-properties fo:font-size="8pt" style:font-size-asian="8pt" style:font-size-complex="8pt"/>
    </style:style>
    <style:style style:name="P184" style:parent-style-name="TableContents" style:list-style-name="LFO11" style:family="paragraph">
      <style:text-properties fo:font-size="8pt" style:font-size-asian="8pt" style:font-size-complex="8pt"/>
    </style:style>
    <style:style style:name="P185" style:parent-style-name="TableContents" style:list-style-name="LFO11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list-style-name="LFO14" style:family="paragraph">
      <style:text-properties fo:font-size="8pt" style:font-size-asian="8pt" style:font-size-complex="8pt"/>
    </style:style>
    <style:style style:name="P192" style:parent-style-name="TableContents" style:list-style-name="LFO14" style:family="paragraph">
      <style:text-properties fo:font-size="8pt" style:font-size-asian="8pt" style:font-size-complex="8pt"/>
    </style:style>
    <style:style style:name="P193" style:parent-style-name="TableContents" style:list-style-name="LFO14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P207" style:parent-style-name="TableContents" style:list-style-name="LFO16" style:family="paragraph">
      <style:text-properties fo:font-size="8pt" style:font-size-asian="8pt" style:font-size-complex="8pt"/>
    </style:style>
    <style:style style:name="P208" style:parent-style-name="TableContents" style:list-style-name="LFO16" style:family="paragraph">
      <style:text-properties fo:font-size="8pt" style:font-size-asian="8pt" style:font-size-complex="8pt"/>
    </style:style>
    <style:style style:name="P209" style:parent-style-name="TableContents" style:list-style-name="LFO16" style:family="paragraph">
      <style:text-properties fo:font-size="8pt" style:font-size-asian="8pt" style:font-size-complex="8pt"/>
    </style:style>
    <style:style style:name="P210" style:parent-style-name="TableContents" style:list-style-name="LFO16" style:family="paragraph"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6" style:family="table-column">
      <style:table-column-properties style:column-width="3.3048in" style:use-optimal-column-width="false"/>
    </style:style>
    <style:style style:name="TableColumn237" style:family="table-column">
      <style:table-column-properties style:column-width="3.3048in" style:use-optimal-column-width="false"/>
    </style:style>
    <style:style style:name="Table235" style:family="table">
      <style:table-properties style:width="6.6097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3.3048in" style:use-optimal-column-width="false"/>
    </style:style>
    <style:style style:name="TableColumn257" style:family="table-column">
      <style:table-column-properties style:column-width="3.3048in" style:use-optimal-column-width="false"/>
    </style:style>
    <style:style style:name="Table255" style:family="table">
      <style:table-properties style:width="6.6097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5" style:family="table-column">
      <style:table-column-properties style:column-width="3.3048in" style:use-optimal-column-width="false"/>
    </style:style>
    <style:style style:name="TableColumn276" style:family="table-column">
      <style:table-column-properties style:column-width="3.3048in" style:use-optimal-column-width="false"/>
    </style:style>
    <style:style style:name="Table274" style:family="table">
      <style:table-properties style:width="6.6097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P2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9" style:family="table-column">
      <style:table-column-properties style:column-width="3.3048in" style:use-optimal-column-width="false"/>
    </style:style>
    <style:style style:name="TableColumn290" style:family="table-column">
      <style:table-column-properties style:column-width="3.3048in" style:use-optimal-column-width="false"/>
    </style:style>
    <style:style style:name="Table288" style:family="table">
      <style:table-properties style:width="6.6097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P2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Standard" style:family="paragraph"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35" style:parent-style-name="Normal" style:family="paragraph">
      <style:text-properties text:display="none"/>
    </style:style>
    <style:style style:name="TableColumn337" style:family="table-column">
      <style:table-column-properties style:column-width="0.5013in" style:use-optimal-column-width="false"/>
    </style:style>
    <style:style style:name="TableColumn338" style:family="table-column">
      <style:table-column-properties style:column-width="0.6263in" style:use-optimal-column-width="false"/>
    </style:style>
    <style:style style:name="TableColumn339" style:family="table-column">
      <style:table-column-properties style:column-width="1.1659in" style:use-optimal-column-width="false"/>
    </style:style>
    <style:style style:name="TableColumn340" style:family="table-column">
      <style:table-column-properties style:column-width="4.3993in" style:use-optimal-column-width="false"/>
    </style:style>
    <style:style style:name="Table336" style:family="table">
      <style:table-properties style:width="6.693in" fo:margin-left="-0.009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77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compra <text:s text:c="2"/>(UC-06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</text:p>
          </table:table-cell>
          <table:table-cell table:style-name="TableCell19">
            <text:p text:style-name="P20">El sistema permitirá registrar una<text:s/>compra<text:s/>de artículos que estén<text:s/>con Stock<text:s/>mínimo.</text:p>
          </table:table-cell>
        </table:table-row>
        <table:table-row table:style-name="TableRow21">
          <table:table-cell table:style-name="TableCell22">
            <text:p text:style-name="P23">RF-0C</text:p>
          </table:table-cell>
          <table:table-cell table:style-name="TableCell24">
            <text:p text:style-name="P25">El sistema permitirá calcular<text:s/>el total de una<text:s/>compra.</text:p>
          </table:table-cell>
        </table:table-row>
        <table:table-row table:style-name="TableRow26">
          <table:table-cell table:style-name="TableCell27">
            <text:p text:style-name="P28">RF-0C</text:p>
          </table:table-cell>
          <table:table-cell table:style-name="TableCell29">
            <text:p text:style-name="P30">El sistema permitirá emitir una orden de compra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Procesar compra <text:s text:c="2"/>(UC-06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compra de artículos a un provee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<text:s/>Procesar compra <text:s text:c="2"/>(UC-0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<text:s/>Encargado</text:p>
          </table:table-cell>
          <table:table-cell table:style-name="TableCell80">
            <text:p text:style-name="P81">Actor Secundario:<text:s/>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<text:s/>a un proveedor</text:p>
                  <text:p text:style-name="P95">Encargado:<text:s/>Requiere la comprar a un proveedor los artículos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artículos<text:s/>a reponer<text:s/>para realizar la compra.</text:p>
                    </text:list-item>
                    <text:list-item>
                      <text:p text:style-name="P107">Deben existir proveedores de<text:s/>artículos</text:p>
                    </text:list-item>
                    <text:list-item>
                      <text:p text:style-name="P108">Debe existir un stock de articulo inferior en depósito para realizar la compra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Se registra la<text:s/>compra incompleta.</text:p>
                    </text:list-item>
                    <text:list-item>
                      <text:p text:style-name="P121">Se calcula el impuesto de manera correcta.</text:p>
                    </text:list-item>
                    <text:list-item>
                      <text:p text:style-name="P122">Se<text:s/>genera una orden de compra por cada artículo<text:s/>de proveedor<text:s/>que necesita reposición.</text:p>
                    </text:list-item>
                  </text:list>
                  <text:p text:style-name="P123"/>
                  <text:p text:style-name="P124">Fracaso 1:<text:s/></text:p>
                  <text:list text:style-name="LFO17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17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2:</text:p>
                  <text:list text:style-name="LFO17" text:continue-numbering="true">
                    <text:list-item>
                      <text:p text:style-name="P129">3.a El caso de uso “Consultar Saldo en depósito (UC-08)” informa que no hay compras a realizar</text:p>
                    </text:list-item>
                  </text:list>
                  <text:p text:style-name="P130">Fracaso 2:</text:p>
                  <text:list text:style-name="LFO17" text:continue-numbering="true">
                    <text:list-item>
                      <text:p text:style-name="P131">4.a El Encargado no selecciona un artículo y la cantidad de bultos<text:s/>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 Encargado comienza con una nueva compra</text:p>
                </table:table-cell>
                <table:table-cell table:style-name="TableCell152">
                  <text:p text:style-name="P153"/>
                </table:table-cell>
              </table:table-row>
              <table:table-row table:style-name="TableRow154">
                <table:table-cell table:style-name="TableCell155">
                  <text:p text:style-name="P156"/>
                </table:table-cell>
                <table:table-cell table:style-name="TableCell157">
                  <text:p text:style-name="P158">2.<text:s/>El Sistema registra la compra con</text:p>
                  <text:list text:style-name="LFO15" text:continue-numbering="true">
                    <text:list-item>
                      <text:p text:style-name="P159">Encargado que la inicio</text:p>
                    </text:list-item>
                    <text:list-item>
                      <text:p text:style-name="P160">Fecha (fecha del sistema)</text:p>
                    </text:list-item>
                    <text:list-item>
                      <text:p text:style-name="P161">Hora (hora del sistema)</text:p>
                    </text:list-item>
                    <text:list-item>
                      <text:p text:style-name="P162">Estado de la compra que no es completa</text:p>
                    </text:list-item>
                  </text:list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3. El Sistema usa el<text:s/>caso de uso “Consultar Saldo en depósito (UC-08)”<text:s/>el cual verifica que no haya compras en curso<text:s/>y presenta<text:s/></text:p>
                  <text:list text:style-name="LFO13" text:continue-numbering="true">
                    <text:list-item>
                      <text:p text:style-name="P168">Lista de<text:s/>los artículos que necesitan reposición<text:s/>(con cantidad de artículos por bulto)</text:p>
                    </text:list-item>
                    <text:list-item>
                      <text:p text:style-name="P169">La cantidad máxima de compra<text:s/>de cada artículo (expresado en bultos),<text:s/></text:p>
                    </text:list-item>
                  </text:list>
                  <text:list text:style-name="LFO11" text:continue-numbering="true">
                    <text:list-item>
                      <text:p text:style-name="P170">Proveedor de cada articulo</text:p>
                    </text:list-item>
                  </text:list>
                  <text:p text:style-name="P171"><text:s/></text:p>
                  <text:p text:style-name="P172">Solicita que se seleccione<text:s/>el bulto<text:s/>y la cantidad deseada<text:s/>(que no exceda el máximo a reponer)</text:p>
                </table:table-cell>
              </table:table-row>
              <table:table-row table:style-name="TableRow173">
                <table:table-cell table:style-name="TableCell174">
                  <text:p text:style-name="P175">4. El Encargado selecciona un<text:s/>artículo<text:s/>y la cantidad<text:s/>de bultos<text:s/>(que no exceda el máximo a reponer)<text:s/>y el proveedor</text:p>
                </table:table-cell>
                <table:table-cell table:style-name="TableCell176">
                  <text:p text:style-name="P177"/>
                </table:table-cell>
              </table:table-row>
              <table:table-row table:style-name="TableRow178">
                <table:table-cell table:style-name="TableCell179">
                  <text:p text:style-name="P180"/>
                </table:table-cell>
                <table:table-cell table:style-name="TableCell181">
                  <text:p text:style-name="P182">5. El Sistema registra la línea de compra y presenta una lista con:</text:p>
                  <text:list text:style-name="LFO11" text:continue-numbering="true">
                    <text:list-item>
                      <text:p text:style-name="P183">Precio de<text:s/>compra<text:s/>del bulto</text:p>
                    </text:list-item>
                    <text:list-item>
                      <text:p text:style-name="P184">Cantidad de bultos<text:s/><text:s/>comprados<text:s/>(con cantidad artículos por bulto)</text:p>
                    </text:list-item>
                    <text:list-item>
                      <text:p text:style-name="P185">Presenta un subtotal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/>
                </table:table-cell>
                <table:table-cell table:style-name="TableCell189">
                  <text:p text:style-name="P190">6. El sistema agrega a la compra</text:p>
                  <text:list text:style-name="LFO14" text:continue-numbering="true">
                    <text:list-item>
                      <text:p text:style-name="P191">Línea de compra</text:p>
                    </text:list-item>
                    <text:list-item>
                      <text:p text:style-name="P192">Proveedor de la compra</text:p>
                    </text:list-item>
                    <text:list-item>
                      <text:p text:style-name="P193">Subtotal de compra</text:p>
                    </text:list-item>
                  </text:list>
                </table:table-cell>
              </table:table-row>
              <table:table-row table:style-name="TableRow194">
                <table:table-cell table:style-name="TableCell195" table:number-columns-spanned="2">
                  <text:p text:style-name="P196">Se repite el paso 3 a 6 hasta que se indique</text:p>
                </table:table-cell>
                <table:covered-table-cell/>
              </table:table-row>
              <table:table-row table:style-name="TableRow197">
                <table:table-cell table:style-name="TableCell198">
                  <text:p text:style-name="P199"/>
                </table:table-cell>
                <table:table-cell table:style-name="TableCell200">
                  <text:p text:style-name="P201">7.<text:s/>El Sistema Calcula el total, creando un nuevo pago y asociándola a la compra, el cual será ingresado con el caso de uso Registrar Compra (UC-09)</text:p>
                </table:table-cell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8. El Sistema<text:s/>Genera una Orden de Compra con</text:p>
                  <text:list text:style-name="LFO16" text:continue-numbering="true">
                    <text:list-item>
                      <text:p text:style-name="P207">Código de Orden de Compra</text:p>
                    </text:list-item>
                    <text:list-item>
                      <text:p text:style-name="P208">Fecha de Orden de compra (Fecha del sistema)</text:p>
                    </text:list-item>
                    <text:list-item>
                      <text:p text:style-name="P209">Hora de Orden de Compra (Hora del sistema)</text:p>
                    </text:list-item>
                    <text:list-item>
                      <text:p text:style-name="P210">Asocia la compra a la Orden de Compra</text:p>
                    </text:list-item>
                  </text:list>
                </table:table-cell>
              </table:table-row>
              <table:table-row table:style-name="TableRow211">
                <table:table-cell table:style-name="TableCell212">
                  <text:p text:style-name="P213"/>
                </table:table-cell>
                <table:table-cell table:style-name="TableCell214">
                  <text:p text:style-name="P215">9. El Sistema registra la compra incompleta para el posterior ingreso<text:s/><text:soft-page-break/>de los comprobantes de compras (factura, remito y pago) y la actualización del inventario cuando lleguen los artículos y se utilice el caso de uso “Registrar Compra (UC-09)”</text:p>
                </table:table-cell>
              </table:table-row>
              <table:table-row table:style-name="TableRow216">
                <table:table-cell table:style-name="TableCell217">
                  <text:p text:style-name="P218"/>
                </table:table-cell>
                <table:table-cell table:style-name="TableCell219">
                  <text:p text:style-name="P220">10. El Sistema presenta la orden de compra</text:p>
                </table:table-cell>
              </table:table-row>
              <table:table-row table:style-name="TableRow221">
                <table:table-cell table:style-name="TableCell222" table:number-columns-spanned="2">
                  <text:p text:style-name="P223">Se repite el paso 7 a 10<text:s/>por cada<text:s/>compra a un<text:s/>proveedor diferente</text:p>
                </table:table-cell>
                <table:covered-table-cell/>
              </table:table-row>
              <table:table-row table:style-name="TableRow224">
                <table:table-cell table:style-name="TableCell225">
                  <text:p text:style-name="P226">10. El Encargado se va con la orden de compra</text:p>
                </table:table-cell>
                <table:table-cell table:style-name="TableCell227">
                  <text:p text:style-name="P228"/>
                </table:table-cell>
              </table:table-row>
            </table:table>
            <text:p text:style-name="P229"/>
          </table:table-cell>
          <table:covered-table-cell/>
        </table:table-row>
        <text:soft-page-break/>
        <table:table-row table:style-name="TableRow230">
          <table:table-cell table:style-name="TableCell231" table:number-columns-spanned="2">
            <text:p text:style-name="P232">Flujos Alternativos</text:p>
          </table:table-cell>
          <table:covered-table-cell/>
        </table:table-row>
        <table:table-row table:style-name="TableRow233">
          <table:table-cell table:style-name="TableCell234" table:number-columns-spanned="2">
            <table:table table:style-name="Table235">
              <table:table-columns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 table:number-columns-spanned="2">
                  <text:p text:style-name="P240">*a En cualquier momento el sistema falla:</text:p>
                  <text:p text:style-name="P241">Para dar soporte a la recuperación y registro<text:s/>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42">
                <table:table-cell table:style-name="TableCell243">
                  <text:p text:style-name="P244">1. El Vendedor reinicia el Sistema, inicia sesión, y solicita la recuperación al estado anterior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2. El Sistema reconstituye<text:s/>el estado anterio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able:table table:style-name="Table255">
              <table:table-columns>
                <table:table-column table:style-name="TableColumn256"/>
                <table:table-column table:style-name="TableColumn257"/>
              </table:table-columns>
              <table:table-row table:style-name="TableRow258">
                <table:table-cell table:style-name="TableCell259" table:number-columns-spanned="2">
                  <text:p text:style-name="P260">*a.2 El Sistema detecta anomalías intentando la recuperación</text:p>
                </table:table-cell>
                <table:covered-table-cell/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. El Sistema informa del error al Encargado, registra el error, y pasa a un estado limpio</text:p>
                </table:table-cell>
              </table:table-row>
              <table:table-row table:style-name="TableRow266">
                <table:table-cell table:style-name="TableCell267">
                  <text:p text:style-name="P268"/>
                </table:table-cell>
                <table:table-cell table:style-name="TableCell269">
                  <text:p text:style-name="P270">2. El Encargado comienza un nueva venta</text:p>
                </table:table-cell>
              </table:table-row>
            </table:table>
            <text:p text:style-name="P271"/>
          </table:table-cell>
          <table:covered-table-cell/>
        </table:table-row>
        <table:table-row table:style-name="TableRow272">
          <table:table-cell table:style-name="TableCell273" table:number-columns-spanned="2">
            <table:table table:style-name="Table274">
              <table:table-columns>
                <table:table-column table:style-name="TableColumn275"/>
                <table:table-column table:style-name="TableColumn276"/>
              </table:table-columns>
              <table:table-row table:style-name="TableRow277">
                <table:table-cell table:style-name="TableCell278" table:number-columns-spanned="2">
                  <text:p text:style-name="P279">3.a El caso de uso “Consultar Saldo en depósito (UC-08)” informa que no hay compras a realizar</text:p>
                </table:table-cell>
                <table:covered-table-cell/>
              </table:table-row>
              <table:table-row table:style-name="TableRow280">
                <table:table-cell table:style-name="TableCell281">
                  <text:p text:style-name="P282"/>
                </table:table-cell>
                <table:table-cell table:style-name="TableCell283">
                  <text:p text:style-name="P284">1.<text:s/>El Sistema no presenta ningún artículo para comprar</text:p>
                </table:table-cell>
              </table:table-row>
            </table:table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able:table table:style-name="Table288">
              <table:table-columns>
                <table:table-column table:style-name="TableColumn289"/>
                <table:table-column table:style-name="TableColumn290"/>
              </table:table-columns>
              <table:table-row table:style-name="TableRow291">
                <table:table-cell table:style-name="TableCell292" table:number-columns-spanned="2">
                  <text:p text:style-name="P293">4.a. El Encargado no selecciona un artículo y la cantidad de bultos (que no exceda el máximo a reponer) y el proveedor</text:p>
                </table:table-cell>
                <table:covered-table-cell/>
              </table:table-row>
              <table:table-row table:style-name="TableRow294">
                <table:table-cell table:style-name="TableCell295">
                  <text:p text:style-name="P296"/>
                </table:table-cell>
                <table:table-cell table:style-name="TableCell297">
                  <text:p text:style-name="P298">1. El Sistema informa que no se realizó ninguna compra y que hay artículos que requieren de atención.<text:s/></text:p>
                </table:table-cell>
              </table:table-row>
            </table:table>
            <text:p text:style-name="P299"/>
          </table:table-cell>
          <table:covered-table-cell/>
        </table:table-row>
        <table:table-row table:style-name="TableRow300"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 table:number-columns-spanned="2">
            <text:p text:style-name="P305">Observación: No contempla la<text:s/>compra directa, esta es controlada por “Consultar Saldo en Deposito (UC-08)”</text:p>
          </table:table-cell>
          <table:covered-table-cell/>
        </table:table-row>
        <table:table-row table:style-name="TableRow306">
          <table:table-cell table:style-name="TableCell307" table:number-columns-spanned="2">
            <text:p text:style-name="P308">Reglas de<text:s/>Negocio Asociadas:<text:s/></text:p>
          </table:table-cell>
          <table:covered-table-cell/>
        </table:table-row>
        <table:table-row table:style-name="TableRow309">
          <table:table-cell table:style-name="TableCell310" table:number-columns-spanned="2">
            <text:p text:style-name="P311">Requerimientos no Funcionales Asociados:</text:p>
          </table:table-cell>
          <table:covered-table-cell/>
        </table:table-row>
        <table:table-row table:style-name="TableRow312">
          <table:table-cell table:style-name="TableCell313">
            <text:p text:style-name="P314">Fuente: Roberto Sueldo</text:p>
          </table:table-cell>
          <table:table-cell table:style-name="TableCell315">
            <text:p text:style-name="P316">Referencia Fuente: Trabajo Practico Integrador POO</text:p>
          </table:table-cell>
        </table:table-row>
        <table:table-row table:style-name="TableRow317">
          <table:table-cell table:style-name="TableCell318" table:number-columns-spanned="2">
            <text:p text:style-name="P319">Asociación de Extensión:<text:s/>Ninguna</text:p>
          </table:table-cell>
          <table:covered-table-cell/>
        </table:table-row>
        <table:table-row table:style-name="TableRow320">
          <table:table-cell table:style-name="TableCell321" table:number-columns-spanned="2">
            <text:p text:style-name="P322">Asociación de Inclusión:<text:s/>“Consultar Saldo en Deposito (UC-08)”</text:p>
          </table:table-cell>
          <table:covered-table-cell/>
        </table:table-row>
        <table:table-row table:style-name="TableRow323">
          <table:table-cell table:style-name="TableCell324" table:number-columns-spanned="2">
            <text:p text:style-name="P325">Caso de Uso donde se incluye:<text:s/>Ninguna</text:p>
          </table:table-cell>
          <table:covered-table-cell/>
        </table:table-row>
        <table:table-row table:style-name="TableRow326">
          <table:table-cell table:style-name="TableCell327" table:number-columns-spanned="2">
            <text:p text:style-name="P328">Caso de Uso al que extiende:<text:s/>Ninguna</text:p>
          </table:table-cell>
          <table:covered-table-cell/>
        </table:table-row>
        <table:table-row table:style-name="TableRow329">
          <table:table-cell table:style-name="TableCell330" table:number-columns-spanned="2">
            <text:p text:style-name="P331">Caso de Uso de generalización: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P334">Historia de cambios</text:p>
          </table:table-cell>
          <table:covered-table-cell/>
        </table:table-row>
      </table:table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Versión</text:p>
          </table:table-cell>
          <table:table-cell table:style-name="TableCell344">
            <text:p text:style-name="P345">Fecha</text:p>
          </table:table-cell>
          <table:table-cell table:style-name="TableCell346">
            <text:p text:style-name="P347">Autor</text:p>
          </table:table-cell>
          <table:table-cell table:style-name="TableCell348">
            <text:p text:style-name="P349">Descripción de Cambio</text:p>
          </table:table-cell>
        </table:table-row>
        <table:table-row table:style-name="TableRow350">
          <table:table-cell table:style-name="TableCell351">
            <text:p text:style-name="P352">1.0</text:p>
          </table:table-cell>
          <table:table-cell table:style-name="TableCell353">
            <text:p text:style-name="P354">11/07/2015</text:p>
          </table:table-cell>
          <table:table-cell table:style-name="TableCell355">
            <text:p text:style-name="P356">Betancur Damián Ariel</text:p>
          </table:table-cell>
          <table:table-cell table:style-name="TableCell357">
            <text:p text:style-name="P358">Inicio del caso de uso</text:p>
          </table:table-cell>
        </table:table-row>
        <table:table-row table:style-name="TableRow359">
          <table:table-cell table:style-name="TableCell360">
            <text:p text:style-name="P361">1.0</text:p>
          </table:table-cell>
          <table:table-cell table:style-name="TableCell362">
            <text:p text:style-name="P363">11/07/2015</text:p>
          </table:table-cell>
          <table:table-cell table:style-name="TableCell364">
            <text:p text:style-name="P365">Betancur<text:s/>Damián Ariel</text:p>
          </table:table-cell>
          <table:table-cell table:style-name="TableCell366">
            <text:p text:style-name="P367">Diagrama de Secuencia del Sistema (DSS)</text:p>
          </table:table-cell>
        </table:table-row>
        <table:table-row table:style-name="TableRow368">
          <table:table-cell table:style-name="TableCell369">
            <text:p text:style-name="P370">1.0</text:p>
          </table:table-cell>
          <table:table-cell table:style-name="TableCell371">
            <text:p text:style-name="P372">20/07/2015</text:p>
          </table:table-cell>
          <table:table-cell table:style-name="TableCell373">
            <text:p text:style-name="P374">Betancur Damián Ariel</text:p>
          </table:table-cell>
          <table:table-cell table:style-name="TableCell375">
            <text:p text:style-name="P376">Codificación del caso de uso, asociación de requisitos y reglas del negocio</text:p>
          </table:table-cell>
        </table:table-row>
      </table:table>
      <text:p text:style-name="P37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0T21:44:00Z</dc:date>
    <meta:print-date>2014-11-21T17:11:00Z</meta:print-date>
    <meta:template xlink:href="Normal" xlink:type="simple"/>
    <meta:editing-cycles>146</meta:editing-cycles>
    <meta:editing-duration>PT70320S</meta:editing-duration>
    <meta:document-statistic meta:page-count="3" meta:paragraph-count="10" meta:word-count="797" meta:character-count="5176" meta:row-count="36" meta:non-whitespace-character-count="4389"/>
  </office:meta>
</office:document-meta>
</file>